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f738a9"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fo:font-size="14pt" style:text-underline-style="solid" style:text-underline-width="auto" style:text-underline-color="font-color" fo:font-weight="bold" officeooo:rsid="00f925f1" officeooo:paragraph-rsid="00f925f1"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f738a9" style:font-size-asian="20pt" style:font-weight-asian="bold" style:font-size-complex="20pt" style:font-weight-complex="bold"/>
    </style:style>
    <style:style style:name="P10" style:family="paragraph" style:parent-style-name="Standard">
      <style:text-properties style:font-name="Liberation Serif" fo:font-size="14pt" style:text-underline-style="none" fo:font-weight="normal" officeooo:rsid="00f61d83" officeooo:paragraph-rsid="00f61d83"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0f61d83" officeooo:paragraph-rsid="00faefab"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0f738a9" officeooo:paragraph-rsid="00f738a9"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0f738a9" officeooo:paragraph-rsid="00f925f1"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0f925f1" officeooo:paragraph-rsid="00f925f1"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0faefab" officeooo:paragraph-rsid="00faefab"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0fb8f3e" officeooo:paragraph-rsid="00fb8f3e"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0fd8927" officeooo:paragraph-rsid="00fd8927" style:font-size-asian="14pt" style:font-weight-asian="normal" style:font-size-complex="14pt" style:font-weight-complex="normal"/>
    </style:style>
    <style:style style:name="P18" style:family="paragraph" style:parent-style-name="Standard">
      <style:text-properties style:font-name="Courier 10 Pitch" fo:font-size="14pt" style:text-underline-style="none" fo:font-weight="normal" officeooo:rsid="00f738a9" officeooo:paragraph-rsid="00f738a9" style:font-size-asian="14pt" style:font-weight-asian="normal" style:font-size-complex="14pt" style:font-weight-complex="normal"/>
    </style:style>
    <style:style style:name="T1" style:family="text">
      <style:text-properties officeooo:rsid="0091e28d"/>
    </style:style>
    <style:style style:name="T2" style:family="text">
      <style:text-properties style:font-name="Liberation Serif" style:text-underline-style="none" fo:font-weight="normal" style:font-weight-asian="normal" style:font-weight-complex="normal"/>
    </style:style>
    <style:style style:name="T3" style:family="text">
      <style:text-properties style:font-name="Liberation Serif" style:text-underline-style="none" fo:font-weight="normal" officeooo:rsid="00f738a9" style:font-weight-asian="normal" style:font-weight-complex="normal"/>
    </style:style>
    <style:style style:name="T4" style:family="text">
      <style:text-properties officeooo:rsid="00f61d83"/>
    </style:style>
    <style:style style:name="T5" style:family="text">
      <style:text-properties officeooo:rsid="00f738a9"/>
    </style:style>
    <style:style style:name="T6" style:family="text">
      <style:text-properties officeooo:rsid="00faefab"/>
    </style:style>
    <style:style style:name="T7" style:family="text">
      <style:text-properties officeooo:rsid="00fb8f3e"/>
    </style:style>
    <style:style style:name="T8" style:family="text">
      <style:text-properties officeooo:rsid="00fd892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6">Trit-strings</text:span>.</text:p>
      <text:p text:style-name="P1">Richard Parker <text:span text:style-name="T4">1.11</text:span>.201<text:span text:style-name="T1">7</text:span></text:p>
      <text:p text:style-name="P6"/>
      <text:p text:style-name="P8">Section 1 – Introduction</text:p>
      <text:p text:style-name="P4"/>
      <text:p text:style-name="P11">This is a first attempt to see what <text:span text:style-name="T6">functions are needed to handle, at least for basic use, the new concept of "trit-strings" that seem to be appropriate for large scale spinning at least.</text:span></text:p>
      <text:p text:style-name="P11"/>
      <text:p text:style-name="P11"><text:span text:style-name="T6">The fProduceNREF function puts a matrix into echelon form, producing a bit-string to specify which columns contained pivots. <text:s/>This is sufficient to enable the zeroing of these columns in further matrices, which may then be themselves put into echelon form. <text:s/>After several stages, the result is a sequence of "remnants" and bit-strings, where each remnant has fewer columns than the last, and the bit-string specifies where the new columns are in terms of the previous.</text:span></text:p>
      <text:p text:style-name="P11"/>
      <text:p text:style-name="P15">When it comes to considering these vectors in the original space, however, a cascade of bit-strings would need to be used to reconstitute the vectors, and this is not a very workable scheme. <text:s/>Instead we would like to introduce the "trit-strings" to specify directly how a later echelon form is to be re-constituted. <text:s/>Like a bit-string, each column has a flag-value<text:span text:style-name="T7">, but it now needs three values to specify </text:span>whether the column is . . .</text:p>
      <text:p text:style-name="P15"/>
      <text:p text:style-name="P15">0 - zero in its entirety</text:p>
      <text:p text:style-name="P15">1 - a pivotal column, so part of the (negative) identity matrix</text:p>
      <text:p text:style-name="P15">2 - a column given explicitly in the associated matrix.</text:p>
      <text:p text:style-name="P15"/>
      <text:p text:style-name="P15">Given a trit-string and a matrix, it then becomes possible to consider the vector in its original setting, and - in particular - to multiply it by a matrix. <text:s/>This is it primary purpose, and we therefore specify a program/function/subroutine that multiplies a trit-string/matrix pair by a matrix, using the trit-string to determine, for each row of the second matrix, whether that row is to be ignored in its entirety, subtracted from the "next" row of the resulting product, or multiplied by the first matrix to produce the bulk of the product.<text:span text:style-name="T7"> <text:s/>This is going to need a sensible name before long, as I suspect it will form an important part of the system. <text:s/>A good implementation of this function clearly forms part of meataxe64.</text:span></text:p>
      <text:p text:style-name="P15"/>
      <text:p text:style-name="P16">If we are to make proper use of this new function, however, we are also going to need to be able to obtain the necessary trit-strings. <text:s/>Where do they come from?</text:p>
      <text:p text:style-name="P16"/>
      <text:p text:style-name="P16">Initially a single echelon form produces a bit-string, so we will need a function to convert a bit-string into a trit-string, which simply has no zero entries, a 1 where the bit-string was 1 and a 2 <text:soft-page-break/>where the bit-string was zero. <text:s/>That way we can at least multiply our first echelon form matrix by a generator.</text:p>
      <text:p text:style-name="P16"/>
      <text:p text:style-name="P16">Our second echelon form bit string has bits corresponding only to the trits of value 2, and tells us whether they should now be 1 (bit set) or 2 (bit unset), and the trits which were of value 1 now become zero. <text:s/></text:p>
      <text:p text:style-name="P16"/>
      <text:p text:style-name="P16">Old trit<text:tab/>Resulting trit T</text:p>
      <text:p text:style-name="P16"><text:s text:c="4"/>0<text:tab/><text:tab/><text:tab/>0<text:tab/><text:tab/>Always</text:p>
      <text:p text:style-name="P16"><text:s text:c="4"/>1<text:tab/><text:tab/><text:tab/>0<text:tab/><text:tab/>Always</text:p>
      <text:p text:style-name="P16"><text:s text:c="4"/>2<text:tab/><text:tab/> <text:s text:c="5"/>1 or 2<text:tab/><text:tab/>Read a bit x from bit-string. <text:s/>T=1 if x=1, T=2 if x=0<text:span text:style-name="T8">.</text:span></text:p>
      <text:p text:style-name="P16"/>
      <text:p text:style-name="P17">We can then see (correctly) that the first echelon form trit-string converter is a special case of this, where the input is omitted and assumed to be entirely T=2.</text:p>
      <text:p text:style-name="P17"/>
      <text:p text:style-name="P17">We might wonder whether we still want bit-strings at all. <text:s/>I am unsure of the answer to this, but at first sight it looks like they are different. <text:s/>A bit-string is a <text:span text:style-name="T9">relative</text:span><text:span text:style-name="T10"> thing, whose entries are, in some sense, local. <text:s/>The bits of a bit-string correspond already (in general) to a subset of the columns, where the trits of a trit-string are </text:span><text:span text:style-name="T9">global</text:span><text:span text:style-name="T10"> - they correspond to the columns of the "original" space.</text:span></text:p>
      <text:p text:style-name="P17"><text:span text:style-name="T10"/></text:p>
      <text:p text:style-name="P17"><text:span text:style-name="T10">col</text:span></text:p>
      <text:p text:style-name="P16"/>
      <text:p text:style-name="P16"/>
      <text:p text:style-name="P11"/>
      <text:p text:style-name="P11"/>
      <text:p text:style-name="P11"/>
      <text:p text:style-name="P11">an be done to find various "good" bases for a space with a collection of defined subspaces which are (in principle at least) closed under intersection and sum. <text:s/>This will often be wanted if there is an algebra (e.g. group or condensation) acting on the space where we wish to investigate invariant subspaces.</text:p>
      <text:p text:style-name="P10"/>
      <text:p text:style-name="P9">Section <text:span text:style-name="T5">2</text:span> – <text:span text:style-name="T5">A composition series.</text:span></text:p>
      <text:p text:style-name="P5"/>
      <text:p text:style-name="P12">The starting point for this investigation is that in meataxe64 we hold a subspace in bit-string/remnant form. <text:s/>By storing a space in this form, it saves both space and time. <text:s/>JGT has reported, however, that this format is not quite adequate for a good implementation of the "split" procedure, in that a batch of vectors actually has three types of column, not just two, making the "bit-string" rather inappropriate since a bit can only take two values and we require three . . . a column may be zero, (minus) the identity, or dense in a batch of vectors that we wish to multiply by a generator.</text:p>
      <text:p text:style-name="P12"/>
      <text:p text:style-name="P12">One can view this as a complaint that he wishes to handle a whole sequence of subspaces, each <text:soft-page-break/>contained in the next . . . in his case a space spanned by some vectors, but also the space spanned by them and (say) their images under a generator, and then those along with some further images, gradually building up the invariant subspace.</text:p>
      <text:p text:style-name="P12"/>
      <text:p text:style-name="P12">This is very similar to the case of investigating a space under a group or algebra, where a first objective might be to find a composition series. <text:s/>For example, if the chain has length four, we would naturally seek a matrix of the form</text:p>
      <text:p text:style-name="P12"/>
      <text:p text:style-name="P18"><text:s/>-1 <text:s/>A <text:s/>B <text:s/>C</text:p>
      <text:p text:style-name="P18"><text:s text:c="2"/>0 -1 <text:s/>D <text:s/>E</text:p>
      <text:p text:style-name="P18"><text:s text:c="2"/>0 <text:s/>0 -1 <text:s/>F</text:p>
      <text:p text:style-name="P18"><text:s text:c="2"/>0 <text:s/>0 <text:s/>0 -1</text:p>
      <text:p text:style-name="P12"/>
      <text:p text:style-name="P14">but in practice, of course, the columns may not naturally be quite so tidy, and the actual matrix has the columns permuted in some way. <text:s/>We clearly need a generalized "column select" that tells us, for each column, to which of the four blocks in the idealized matrix above it belongs.</text:p>
      <text:p text:style-name="P13"/>
      <text:p text:style-name="P7"><text:span text:style-name="T3">F</text:span><text:span text:style-name="T2">or any particular row of this idealized matrix, the generalized column select only needs three values - this column is zero, this column is part of the -1 matrix, or this column is part of the dense matrix.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01T09:04:15.036397785</dc:date>
    <meta:editing-duration>P4DT8H41M3S</meta:editing-duration>
    <meta:editing-cycles>423</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32" meta:word-count="983" meta:character-count="5470" meta:non-whitespace-character-count="4453"/>
  </office:meta>
</office:document-meta>
</file>